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ircle Statistics" table:style-name="ta1">
        <table:shapes>
          <draw:frame draw:z-index="0" draw:style-name="gr1" draw:text-style-name="P1" svg:width="13.469cm" svg:height="8.992cm" svg:x="13.436cm" svg:y="2.602cm">
            <draw:object draw:notify-on-update-of-ranges="'Circle Statistics'.A1:'Circle Statistics'.A1 'Circle Statistics'.A2:'Circle Statistics'.A64 'Circle Statistics'.B1:'Circle Statistics'.B1 'Circle Statistics'.B2:'Circle Statistics'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yon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3]*0.68" office:value-type="float" office:value="5.44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D4]*0.68" office:value-type="float" office:value="6.12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5]*0.68" office:value-type="float" office:value="6.8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6]*0.68" office:value-type="float" office:value="7.48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D7]*0.68" office:value-type="float" office:value="8.16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8]*0.68" office:value-type="float" office:value="8.84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9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10]*0.68" office:value-type="float" office:value="10.2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11]*0.68" office:value-type="float" office:value="10.88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2]*0.68" office:value-type="float" office:value="11.56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3]*0.68" office:value-type="float" office:value="12.24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4]*0.68" office:value-type="float" office:value="12.92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5]*0.68" office:value-type="float" office:value="13.6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6]*0.68" office:value-type="float" office:value="14.28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7]*0.68" office:value-type="float" office:value="14.96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8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9]*0.68" office:value-type="float" office:value="16.32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20]*0.6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21]*0.68" office:value-type="float" office:value="17.6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2]*0.68" office:value-type="float" office:value="18.36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3]*0.68" office:value-type="float" office:value="19.04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4]*0.68" office:value-type="float" office:value="19.72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5]*0.68" office:value-type="float" office:value="20.4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6]*0.68" office:value-type="float" office:value="21.08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7]*0.68" office:value-type="float" office:value="21.76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8]*0.68" office:value-type="float" office:value="22.44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9]*0.68" office:value-type="float" office:value="23.12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30]*0.68" office:value-type="float" office:value="23.8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31]*0.68" office:value-type="float" office:value="24.4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2]*0.68" office:value-type="float" office:value="25.16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3]*0.68" office:value-type="float" office:value="25.84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4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5]*0.68" office:value-type="float" office:value="27.2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6]*0.68" office:value-type="float" office:value="27.8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7]*0.68" office:value-type="float" office:value="28.56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8]*0.68" office:value-type="float" office:value="29.24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9]*0.68" office:value-type="float" office:value="29.92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40]*0.68" office:value-type="float" office:value="30.6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41]*0.68" office:value-type="float" office:value="31.28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42]*0.68" office:value-type="float" office:value="31.96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43]*0.68" office:value-type="float" office:value="32.64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44]*0.68" office:value-type="float" office:value="33.32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D45]*0.6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6]*0.68" office:value-type="float" office:value="34.68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D47]*0.68" office:value-type="float" office:value="35.36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8]*0.68" office:value-type="float" office:value="36.04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9]*0.68" office:value-type="float" office:value="36.72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50]*0.68" office:value-type="float" office:value="37.4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D51]*0.68" office:value-type="float" office:value="38.0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D52]*0.68" office:value-type="float" office:value="38.76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D53]*0.68" office:value-type="float" office:value="39.44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D54]*0.68" office:value-type="float" office:value="40.12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D55]*0.68" office:value-type="float" office:value="41.48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D56]*0.68" office:value-type="float" office:value="42.84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D57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D58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D59]*0.68" office:value-type="float" office:value="46.24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D60]*0.68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D61]*0.68" office:value-type="float" office:value="53.72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D62]*0.68" office:value-type="float" office:value="59.84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D63]*0.68" office:value-type="float" office:value="65.9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D64]*0.68" office:value-type="float" office:value="72.0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Default"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53:57.74940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8T21:22:14.456332000</dc:date>
    <meta:editing-duration>PT41M33S</meta:editing-duration>
    <meta:editing-cycles>3</meta:editing-cycles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7cm" svg:height="8.993cm" xlink:href=".." xlink:type="simple" chart:class="chart:scatter" chart:style-name="ch1">
        <chart:plot-area chart:style-name="ch2" svg:x="1.27cm" svg:y="0.179cm" svg:width="11.931cm" svg:height="7.664cm">
          <chart:coordinate-region svg:x="1.921cm" svg:y="0.381cm" svg:width="11.078cm" svg:height="6.809cm"/>
          <chart:axis chart:dimension="x" chart:name="primary-x" chart:style-name="ch3">
            <chart:title svg:x="6.499cm" svg:y="8.022cm" chart:style-name="ch4">
              <text:p><text:span text:style-name="T1">rayon(um)</text:span></text:p>
            </chart:title>
          </chart:axis>
          <chart:axis chart:dimension="y" chart:name="primary-y" chart:style-name="ch3">
            <chart:title svg:x="0.451cm" svg:y="5.418cm" chart:style-name="ch5">
              <text:p><text:span text:style-name="T2">Nombre de gouttes</text:span></text:p>
            </chart:title>
            <chart:grid chart:style-name="ch6" chart:class="major"/>
          </chart:axis>
          <chart:series chart:style-name="ch7" chart:values-cell-range-address="'Circle Statistics'.B2:'Circle Statistics'.B64" chart:label-cell-address="'Circle Statistics'.B1:'Circle Statistics'.B1" chart:class="chart:scatter">
            <chart:domain table:cell-range-address="'Circle Statistics'.A2:'Circle Statistics'.A64"/>
            <chart:regression-curve chart:style-name="ch8">
              <chart:equation chart:display-equation="true" chart:display-r-square="true" svg:x="4.619cm" svg:y="0.804cm" chart:style-name="ch9"/>
            </chart:regression-curve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'Circle Statistics'.B1:'Circle Statistic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'Circle Statistics'.A2:'Circle Statistics'.A64</svg:desc>
                </draw:g>
              </table:table-cell>
              <table:table-cell office:value-type="float" office:value="1">
                <text:p>1</text:p>
                <draw:g>
                  <svg:desc>'Circle Statistics'.B2:'Circle Statistics'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4">
                <text:p>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2">
                <text:p>6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6">
                <text:p>8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4">
                <text:p>8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6">
                <text:p>11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4">
                <text:p>1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2">
                <text:p>12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">
                <text:p>13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6">
                <text:p>14.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2">
                <text:p>16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8">
                <text:p>17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36">
                <text:p>18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4">
                <text:p>1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2">
                <text:p>19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">
                <text:p>2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8">
                <text:p>21.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6">
                <text:p>2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4">
                <text:p>22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12">
                <text:p>23.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8">
                <text:p>2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48">
                <text:p>2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16">
                <text:p>25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4">
                <text:p>25.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8">
                <text:p>27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6">
                <text:p>2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4">
                <text:p>2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92">
                <text:p>29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6">
                <text:p>3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8">
                <text:p>31.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6">
                <text:p>31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64">
                <text:p>32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2">
                <text:p>33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68">
                <text:p>34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36">
                <text:p>35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04">
                <text:p>3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72">
                <text:p>3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4">
                <text:p>3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08">
                <text:p>3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76">
                <text:p>38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44">
                <text:p>39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12">
                <text:p>4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48">
                <text:p>4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84">
                <text:p>42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24">
                <text:p>46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72">
                <text:p>5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96">
                <text:p>65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08">
                <text:p>72.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